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b6aa" officeooo:paragraph-rsid="0011b6a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b6aa" officeooo:paragraph-rsid="0011b6aa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Github</text:p>
      <text:p text:style-name="P1"/>
      <text:p text:style-name="P2">https://github.com/chimiboris/projet_bibliotheque/tree/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04:44.438199814</meta:creation-date>
    <dc:date>2025-01-15T17:33:36.714677145</dc:date>
    <meta:editing-duration>PT1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72" meta:non-whitespace-character-count="71"/>
  </office:meta>
</office:document-meta>
</file>